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  <style:text-properties fo:color="#ff0000"/>
    </style:style>
    <style:style style:name="ce3" style:family="table-cell" style:parent-style-name="Default">
      <style:table-cell-properties fo:background-color="#999999" fo:border="0.74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Instances</text:p>
          </table:table-cell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Classe</text:p>
          </table:table-cell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X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X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X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X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X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1 → X6</text:p>
          </table:table-cell>
          <table:table-cell table:formula="of:=SQRT((([.B2]-[.$B$7])/([.$B$4]-[.$B$5]))^2+(([.C2]-[.$C$7])/([.$C$7]-[.$C$5]))^2+(([.D2]-[.$D$7])/([.$D$3]-[.$D$6]))^2+(([.E2]-[.$E$7])/([.$E$7]-[.$E$4]))^2+(([.F2]-[.$F$7])/([.$F$7]-[.$F$2]))^2)" office:value-type="float" office:value="1.2020643400775" calcext:value-type="float">
            <text:p>1,20206434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2 → X6</text:p>
          </table:table-cell>
          <table:table-cell table:formula="of:=SQRT((([.B3]-[.$B$7])/([.$B$4]-[.$B$5]))^2+(([.C3]-[.$C$7])/([.$C$7]-[.$C$5]))^2+(([.D3]-[.$D$7])/([.$D$3]-[.$D$6]))^2+(([.E3]-[.$E$7])/([.$E$7]-[.$E$4]))^2+(([.F3]-[.$F$7])/([.$F$7]-[.$F$2]))^2)" office:value-type="float" office:value="1.46438955231532" calcext:value-type="float">
            <text:p>1,46438955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3 → X6</text:p>
          </table:table-cell>
          <table:table-cell table:formula="of:=SQRT((([.B4]-[.$B$7])/([.$B$4]-[.$B$5]))^2+(([.C4]-[.$C$7])/([.$C$7]-[.$C$5]))^2+(([.D4]-[.$D$7])/([.$D$3]-[.$D$6]))^2+(([.E4]-[.$E$7])/([.$E$7]-[.$E$4]))^2+(([.F4]-[.$F$7])/([.$F$7]-[.$F$2]))^2)" office:value-type="float" office:value="1.56380899892186" calcext:value-type="float">
            <text:p>1,5638089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4 → X6</text:p>
          </table:table-cell>
          <table:table-cell table:formula="of:=SQRT((([.B5]-[.$B$7])/([.$B$4]-[.$B$5]))^2+(([.C5]-[.$C$7])/([.$C$7]-[.$C$5]))^2+(([.D5]-[.$D$7])/([.$D$3]-[.$D$6]))^2+(([.E5]-[.$E$7])/([.$E$7]-[.$E$4]))^2+(([.F5]-[.$F$7])/([.$F$7]-[.$F$2]))^2)" office:value-type="float" office:value="1.3226528005637" calcext:value-type="float">
            <text:p>1,3226528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5 → X6</text:p>
          </table:table-cell>
          <table:table-cell table:formula="of:=SQRT((([.B6]-[.$B$7])/([.$B$4]-[.$B$5]))^2+(([.C6]-[.$C$7])/([.$C$7]-[.$C$5]))^2+(([.D6]-[.$D$7])/([.$D$3]-[.$D$6]))^2+(([.E6]-[.$E$7])/([.$E$7]-[.$E$4]))^2+(([.F6]-[.$F$7])/([.$F$7]-[.$F$2]))^2)" office:value-type="float" office:value="0.950708981010929" calcext:value-type="float">
            <text:p>0,95070898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3:43:14.177698978</meta:creation-date>
    <dc:date>2018-03-15T13:53:26.008716251</dc:date>
    <meta:editing-duration>PT10M12S</meta:editing-duration>
    <meta:editing-cycles>1</meta:editing-cycles>
    <meta:document-statistic meta:table-count="1" meta:cell-count="59" meta:object-count="0"/>
    <meta:generator>LibreOffice/5.1.6.2$Linux_X86_64 LibreOffice_project/10m0$Build-2</meta:generator>
  </office:meta>
</office:document-meta>
</file>